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6f3b"/>
    </style:style>
    <style:style style:name="P2" style:family="paragraph" style:parent-style-name="Standard">
      <style:paragraph-properties fo:text-align="center" style:justify-single-word="false"/>
      <style:text-properties style:font-name="Arial" fo:font-size="54pt" style:text-underline-style="solid" style:text-underline-width="auto" style:text-underline-color="font-color" fo:font-weight="bold" officeooo:rsid="001a6f3b" officeooo:paragraph-rsid="001a6f3b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none" fo:font-weight="normal" officeooo:rsid="001a6f3b" officeooo:paragraph-rsid="001a6f3b" style:font-size-asian="21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4pt" style:text-underline-style="none" fo:font-weight="normal" officeooo:rsid="001a6f3b" officeooo:paragraph-rsid="001a6f3b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20pt" style:text-underline-style="none" fo:font-weight="bold" officeooo:rsid="001a6f3b" officeooo:paragraph-rsid="001a6f3b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a6f3b" officeooo:paragraph-rsid="001a6f3b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officeooo:rsid="001b2d3d" officeooo:paragraph-rsid="001b2d3d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b2d3d" officeooo:paragraph-rsid="001b2d3d" style:font-size-asian="10.5pt" style:font-weight-asian="bold" style:font-size-complex="12pt" style:font-weight-complex="bold"/>
    </style:style>
    <style:style style:name="T1" style:family="text">
      <style:text-properties style:font-name="Arial" fo:font-size="24pt" style:text-underline-style="none" fo:font-weight="normal" officeooo:rsid="001a6f3b" style:font-size-asian="21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tokoll</text:p>
      <text:p text:style-name="P3"/>
      <text:p text:style-name="P1"><text:span text:style-name="T1">„JumpKing“ programmiert in Java</text:span></text:p>
      <text:p text:style-name="P3"/>
      <text:p text:style-name="P3"/>
      <text:p text:style-name="P3"/>
      <text:p text:style-name="P3">Bild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<text:soft-pag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1T08:41:18.343000000</meta:creation-date>
    <dc:date>2022-06-21T09:00:55.963000000</dc:date>
    <meta:editing-duration>PT9M1S</meta:editing-duration>
    <meta:editing-cycles>1</meta:editing-cycles>
    <meta:document-statistic meta:table-count="2" meta:image-count="0" meta:object-count="0" meta:page-count="2" meta:paragraph-count="3" meta:word-count="6" meta:character-count="45" meta:non-whitespace-character-count="41"/>
    <meta:generator>LibreOffice/7.2.5.2$Windows_x86 LibreOffice_project/499f9727c189e6ef3471021d6132d4c694f357e5</meta:generator>
  </office:meta>
</office:document-meta>
</file>